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a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size_source</text:p>
          </table:table-cell>
          <table:table-cell office:value-type="string" calcext:value-type="string">
            <text:p>size_target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aw_50_0,sparql</text:p>
          </table:table-cell>
          <table:table-cell office:value-type="float" office:value="0.947769314472252" calcext:value-type="float">
            <text:p>0,947769314472252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919" calcext:value-type="float">
            <text:p>919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paperPresentedAs</text:p>
          </table:table-cell>
          <table:table-cell/>
        </table:table-row>
        <table:table-row table:style-name="ro1">
          <table:table-cell office:value-type="string" calcext:value-type="string">
            <text:p>confOf_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46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0_0,sparql</text:p>
          </table:table-cell>
          <table:table-cell office:value-type="float" office:value="0.953297900148122" calcext:value-type="float">
            <text:p>0,953297900148122</text:p>
          </table:table-cell>
          <table:table-cell office:value-type="float" office:value="1" calcext:value-type="float">
            <text:p>1</text:p>
          </table:table-cell>
          <table:table-cell office:value-type="float" office:value="10941" calcext:value-type="float">
            <text:p>10941</text:p>
          </table:table-cell>
          <table:table-cell office:value-type="float" office:value="11477" calcext:value-type="float">
            <text:p>11477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string" calcext:value-type="string">
            <text:p>hasTopic</text:p>
          </table:table-cell>
          <table:table-cell/>
        </table:table-row>
        <table:table-row table:style-name="ro1">
          <table:table-cell office:value-type="string" calcext:value-type="string">
            <text:p>ekaw_5_0,sparql</text:p>
          </table:table-cell>
          <table:table-cell office:value-type="float" office:value="0.947769314472252" calcext:value-type="float">
            <text:p>0,947769314472252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919" calcext:value-type="float">
            <text:p>919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6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4_0,sparql</text:p>
          </table:table-cell>
          <table:table-cell office:value-type="float" office:value="1" calcext:value-type="float">
            <text:p>1</text:p>
          </table:table-cell>
          <table:table-cell office:value-type="float" office:value="0.400897531787584" calcext:value-type="float">
            <text:p>0,400897531787584</text:p>
          </table:table-cell>
          <table:table-cell office:value-type="float" office:value="2674" calcext:value-type="float">
            <text:p>2674</text:p>
          </table:table-cell>
          <table:table-cell table:number-columns-repeated="2" office:value-type="float" office:value="1072" calcext:value-type="float">
            <text:p>1072</text:p>
          </table:table-cell>
          <table:table-cell table:formula="of:=IF([.B1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4_2,sparql</text:p>
          </table:table-cell>
          <table:table-cell office:value-type="float" office:value="1" calcext:value-type="float">
            <text:p>1</text:p>
          </table:table-cell>
          <table:table-cell office:value-type="float" office:value="0.400897531787584" calcext:value-type="float">
            <text:p>0,400897531787584</text:p>
          </table:table-cell>
          <table:table-cell office:value-type="float" office:value="2674" calcext:value-type="float">
            <text:p>2674</text:p>
          </table:table-cell>
          <table:table-cell table:number-columns-repeated="2" office:value-type="float" office:value="1072" calcext:value-type="float">
            <text:p>1072</text:p>
          </table:table-cell>
          <table:table-cell table:formula="of:=IF([.B1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4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674" calcext:value-type="float">
            <text:p>2674</text:p>
          </table:table-cell>
          <table:table-cell table:formula="of:=IF([.B1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3_1,sparql</text:p>
          </table:table-cell>
          <table:table-cell office:value-type="float" office:value="0.991166077738516" calcext:value-type="float">
            <text:p>0,991166077738516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organisation (+publisher)</text:p>
          </table:table-cell>
          <table:table-cell/>
        </table:table-row>
        <table:table-row table:style-name="ro1">
          <table:table-cell office:value-type="string" calcext:value-type="string">
            <text:p>conference_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61" calcext:value-type="float">
            <text:p>561</text:p>
          </table:table-cell>
          <table:table-cell table:formula="of:=IF([.B1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61" calcext:value-type="float">
            <text:p>561</text:p>
          </table:table-cell>
          <table:table-cell table:formula="of:=IF([.B1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7_0,sparql</text:p>
          </table:table-cell>
          <table:table-cell office:value-type="float" office:value="0.953297900148122" calcext:value-type="float">
            <text:p>0,953297900148122</text:p>
          </table:table-cell>
          <table:table-cell office:value-type="float" office:value="1" calcext:value-type="float">
            <text:p>1</text:p>
          </table:table-cell>
          <table:table-cell office:value-type="float" office:value="10941" calcext:value-type="float">
            <text:p>10941</text:p>
          </table:table-cell>
          <table:table-cell office:value-type="float" office:value="11477" calcext:value-type="float">
            <text:p>11477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string" calcext:value-type="string">
            <text:p>topic of</text:p>
          </table:table-cell>
          <table:table-cell/>
        </table:table-row>
        <table:table-row table:style-name="ro1">
          <table:table-cell office:value-type="string" calcext:value-type="string">
            <text:p>ekaw_17_1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esentationOfPper</text:p>
          </table:table-cell>
          <table:table-cell/>
        </table:table-row>
        <table:table-row table:style-name="ro1">
          <table:table-cell office:value-type="string" calcext:value-type="string">
            <text:p>confOf_51_1,sparql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0644468313641246" calcext:value-type="float">
            <text:p>0,064446831364125</text:p>
          </table:table-cell>
          <table:table-cell office:value-type="float" office:value="931" calcext:value-type="float">
            <text:p>931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onfeventt</text:p>
          </table:table-cell>
          <table:table-cell/>
        </table:table-row>
        <table:table-row table:style-name="ro1">
          <table:table-cell office:value-type="string" calcext:value-type="string">
            <text:p>conference_51_0,sparql</text:p>
          </table:table-cell>
          <table:table-cell office:value-type="float" office:value="0.511363636363636" calcext:value-type="float">
            <text:p>0,511363636363636</text:p>
          </table:table-cell>
          <table:table-cell office:value-type="float" office:value="0.0483351235230935" calcext:value-type="float">
            <text:p>0,048335123523094</text:p>
          </table:table-cell>
          <table:table-cell office:value-type="float" office:value="931" calcext:value-type="float">
            <text:p>931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onfeventt</text:p>
          </table:table-cell>
          <table:table-cell/>
        </table:table-row>
        <table:table-row table:style-name="ro1">
          <table:table-cell office:value-type="string" calcext:value-type="string">
            <text:p>cmt_31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2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31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2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2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4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2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4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2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2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2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2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2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4_0,sparql</text:p>
          </table:table-cell>
          <table:table-cell office:value-type="float" office:value="0.497570006942837" calcext:value-type="float">
            <text:p>0,497570006942837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4321" calcext:value-type="float">
            <text:p>4321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abstract en trop</text:p>
          </table:table-cell>
        </table:table-row>
        <table:table-row table:style-name="ro1">
          <table:table-cell office:value-type="string" calcext:value-type="string">
            <text:p>ekaw_24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3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4_1,sparql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4300" calcext:value-type="float">
            <text:p>4300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abstract en trop</text:p>
          </table:table-cell>
        </table:table-row>
        <table:table-row table:style-name="ro1">
          <table:table-cell office:value-type="string" calcext:value-type="string">
            <text:p>confOf_25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5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5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3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8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38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1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508" calcext:value-type="float">
            <text:p>3508</text:p>
          </table:table-cell>
          <table:table-cell table:formula="of:=IF([.B4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0_2,sparql</text:p>
          </table:table-cell>
          <table:table-cell office:value-type="float" office:value="0.788026607538803" calcext:value-type="float">
            <text:p>0,788026607538803</text:p>
          </table:table-cell>
          <table:table-cell office:value-type="float" office:value="0.934560480841473" calcext:value-type="float">
            <text:p>0,934560480841473</text:p>
          </table:table-cell>
          <table:table-cell office:value-type="float" office:value="13310" calcext:value-type="float">
            <text:p>13310</text:p>
          </table:table-cell>
          <table:table-cell office:value-type="float" office:value="15785" calcext:value-type="float">
            <text:p>15785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string" calcext:value-type="string">
            <text:p>document</text:p>
          </table:table-cell>
          <table:table-cell/>
        </table:table-row>
        <table:table-row table:style-name="ro1">
          <table:table-cell office:value-type="string" calcext:value-type="string">
            <text:p>ekaw_0_1,sparql</text:p>
          </table:table-cell>
          <table:table-cell office:value-type="float" office:value="0.995358886132672" calcext:value-type="float">
            <text:p>0,995358886132672</text:p>
          </table:table-cell>
          <table:table-cell office:value-type="float" office:value="0.934560480841473" calcext:value-type="float">
            <text:p>0,934560480841473</text:p>
          </table:table-cell>
          <table:table-cell office:value-type="float" office:value="13310" calcext:value-type="float">
            <text:p>13310</text:p>
          </table:table-cell>
          <table:table-cell office:value-type="float" office:value="12497" calcext:value-type="float">
            <text:p>12497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string" calcext:value-type="string">
            <text:p>document</text:p>
          </table:table-cell>
          <table:table-cell/>
        </table:table-row>
        <table:table-row table:style-name="ro1">
          <table:table-cell office:value-type="string" calcext:value-type="string">
            <text:p>cmt_0_0,sparql</text:p>
          </table:table-cell>
          <table:table-cell office:value-type="float" office:value="0.852628692850778" calcext:value-type="float">
            <text:p>0,852628692850778</text:p>
          </table:table-cell>
          <table:table-cell office:value-type="float" office:value="0.934560480841473" calcext:value-type="float">
            <text:p>0,934560480841473</text:p>
          </table:table-cell>
          <table:table-cell office:value-type="float" office:value="13310" calcext:value-type="float">
            <text:p>13310</text:p>
          </table:table-cell>
          <table:table-cell office:value-type="float" office:value="14589" calcext:value-type="float">
            <text:p>14589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string" calcext:value-type="string">
            <text:p>document</text:p>
          </table:table-cell>
          <table:table-cell/>
        </table:table-row>
        <table:table-row table:style-name="ro1">
          <table:table-cell office:value-type="string" calcext:value-type="string">
            <text:p>confOf_5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table:formula="of:=IF([.B4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IF([.B4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8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4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8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4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4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2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5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5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5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2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22_1,sparq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29_2,sparql</text:p>
          </table:table-cell>
          <table:table-cell office:value-type="float" office:value="0.940695296523517" calcext:value-type="float">
            <text:p>0,940695296523517</text:p>
          </table:table-cell>
          <table:table-cell office:value-type="float" office:value="0.130311614730878" calcext:value-type="float">
            <text:p>0,130311614730878</text:p>
          </table:table-cell>
          <table:table-cell office:value-type="float" office:value="3530" calcext:value-type="float">
            <text:p>3530</text:p>
          </table:table-cell>
          <table:table-cell office:value-type="float" office:value="489" calcext:value-type="float">
            <text:p>489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opic</text:p>
          </table:table-cell>
          <table:table-cell/>
        </table:table-row>
        <table:table-row table:style-name="ro1">
          <table:table-cell office:value-type="string" calcext:value-type="string">
            <text:p>cmt_29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97733711048159" calcext:value-type="float">
            <text:p>0,997733711048159</text:p>
          </table:table-cell>
          <table:table-cell office:value-type="float" office:value="3530" calcext:value-type="float">
            <text:p>3530</text:p>
          </table:table-cell>
          <table:table-cell table:number-columns-repeated="2" office:value-type="float" office:value="3522" calcext:value-type="float">
            <text:p>3522</text:p>
          </table:table-cell>
          <table:table-cell table:formula="of:=IF([.B56]&lt;1;&quot;PROBLEM&quot;;&quot;&quot;)">
            <text:p/>
          </table:table-cell>
          <table:table-cell office:value-type="string" calcext:value-type="string">
            <text:p>topic</text:p>
          </table:table-cell>
          <table:table-cell/>
        </table:table-row>
        <table:table-row table:style-name="ro1">
          <table:table-cell office:value-type="string" calcext:value-type="string">
            <text:p>confOf_29_3,sparql</text:p>
          </table:table-cell>
          <table:table-cell office:value-type="float" office:value="0.991851643720146" calcext:value-type="float">
            <text:p>0,991851643720146</text:p>
          </table:table-cell>
          <table:table-cell office:value-type="float" office:value="1" calcext:value-type="float">
            <text:p>1</text:p>
          </table:table-cell>
          <table:table-cell office:value-type="float" office:value="3530" calcext:value-type="float">
            <text:p>3530</text:p>
          </table:table-cell>
          <table:table-cell office:value-type="float" office:value="3559" calcext:value-type="float">
            <text:p>3559</text:p>
          </table:table-cell>
          <table:table-cell office:value-type="float" office:value="3530" calcext:value-type="float">
            <text:p>3530</text:p>
          </table:table-cell>
          <table:table-cell/>
          <table:table-cell office:value-type="string" calcext:value-type="string">
            <text:p>topic</text:p>
          </table:table-cell>
          <table:table-cell/>
        </table:table-row>
        <table:table-row table:style-name="ro1">
          <table:table-cell office:value-type="string" calcext:value-type="string">
            <text:p>ekaw_29_1,sparql</text:p>
          </table:table-cell>
          <table:table-cell office:value-type="float" office:value="0.990738142015156" calcext:value-type="float">
            <text:p>0,990738142015156</text:p>
          </table:table-cell>
          <table:table-cell office:value-type="float" office:value="1" calcext:value-type="float">
            <text:p>1</text:p>
          </table:table-cell>
          <table:table-cell office:value-type="float" office:value="3530" calcext:value-type="float">
            <text:p>3530</text:p>
          </table:table-cell>
          <table:table-cell office:value-type="float" office:value="3563" calcext:value-type="float">
            <text:p>3563</text:p>
          </table:table-cell>
          <table:table-cell office:value-type="float" office:value="3530" calcext:value-type="float">
            <text:p>3530</text:p>
          </table:table-cell>
          <table:table-cell/>
          <table:table-cell office:value-type="string" calcext:value-type="string">
            <text:p>topic</text:p>
          </table:table-cell>
          <table:table-cell/>
        </table:table-row>
        <table:table-row table:style-name="ro1">
          <table:table-cell office:value-type="string" calcext:value-type="string">
            <text:p>confOf_57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5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57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6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7_4,sparql</text:p>
          </table:table-cell>
          <table:table-cell office:value-type="float" office:value="0.499423880167075" calcext:value-type="float">
            <text:p>0,499423880167075</text:p>
          </table:table-cell>
          <table:table-cell office:value-type="float" office:value="1" calcext:value-type="float">
            <text:p>1</text:p>
          </table:table-cell>
          <table:table-cell office:value-type="float" office:value="6935" calcext:value-type="float">
            <text:p>6935</text:p>
          </table:table-cell>
          <table:table-cell office:value-type="float" office:value="13886" calcext:value-type="float">
            <text:p>13886</text:p>
          </table:table-cell>
          <table:table-cell office:value-type="float" office:value="6935" calcext:value-type="float">
            <text:p>6935</text:p>
          </table:table-cell>
          <table:table-cell/>
          <table:table-cell office:value-type="string" calcext:value-type="string">
            <text:p>is writtenBy</text:p>
          </table:table-cell>
          <table:table-cell/>
        </table:table-row>
        <table:table-row table:style-name="ro1">
          <table:table-cell office:value-type="string" calcext:value-type="string">
            <text:p>cmt_57_2,sparql</text:p>
          </table:table-cell>
          <table:table-cell office:value-type="float" office:value="1" calcext:value-type="float">
            <text:p>1</text:p>
          </table:table-cell>
          <table:table-cell office:value-type="float" office:value="0.310021629416006" calcext:value-type="float">
            <text:p>0,310021629416006</text:p>
          </table:table-cell>
          <table:table-cell office:value-type="float" office:value="6935" calcext:value-type="float">
            <text:p>6935</text:p>
          </table:table-cell>
          <table:table-cell table:number-columns-repeated="2" office:value-type="float" office:value="2150" calcext:value-type="float">
            <text:p>2150</text:p>
          </table:table-cell>
          <table:table-cell table:formula="of:=IF([.B6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6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6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9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508" calcext:value-type="float">
            <text:p>3508</text:p>
          </table:table-cell>
          <table:table-cell table:formula="of:=IF([.B6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59_1,sparql</text:p>
          </table:table-cell>
          <table:table-cell office:value-type="float" office:value="0.827156523836321" calcext:value-type="float">
            <text:p>0,827156523836321</text:p>
          </table:table-cell>
          <table:table-cell office:value-type="float" office:value="0.414996168273303" calcext:value-type="float">
            <text:p>0,414996168273303</text:p>
          </table:table-cell>
          <table:table-cell office:value-type="float" office:value="24793" calcext:value-type="float">
            <text:p>24793</text:p>
          </table:table-cell>
          <table:table-cell office:value-type="float" office:value="12439" calcext:value-type="float">
            <text:p>12439</text:p>
          </table:table-cell>
          <table:table-cell office:value-type="float" office:value="10289" calcext:value-type="float">
            <text:p>10289</text:p>
          </table:table-cell>
          <table:table-cell/>
          <table:table-cell office:value-type="string" calcext:value-type="string">
            <text:p>hasrelateddocument</text:p>
          </table:table-cell>
          <table:table-cell/>
        </table:table-row>
        <table:table-row table:style-name="ro1">
          <table:table-cell office:value-type="string" calcext:value-type="string">
            <text:p>conference_37_1,sparq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37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56_0,sparql</text:p>
          </table:table-cell>
          <table:table-cell office:value-type="float" office:value="0.511363636363636" calcext:value-type="float">
            <text:p>0,511363636363636</text:p>
          </table:table-cell>
          <table:table-cell office:value-type="float" office:value="0.0491266375545852" calcext:value-type="float">
            <text:p>0,049126637554585</text:p>
          </table:table-cell>
          <table:table-cell office:value-type="float" office:value="916" calcext:value-type="float">
            <text:p>916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cademic event</text:p>
          </table:table-cell>
          <table:table-cell/>
        </table:table-row>
        <table:table-row table:style-name="ro1">
          <table:table-cell office:value-type="string" calcext:value-type="string">
            <text:p>confOf_56_1,sparql</text:p>
          </table:table-cell>
          <table:table-cell office:value-type="float" office:value="0.625" calcext:value-type="float">
            <text:p>0,625</text:p>
          </table:table-cell>
          <table:table-cell office:value-type="float" office:value="0.0491266375545852" calcext:value-type="float">
            <text:p>0,049126637554585</text:p>
          </table:table-cell>
          <table:table-cell office:value-type="float" office:value="916" calcext:value-type="float">
            <text:p>91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cademic event</text:p>
          </table:table-cell>
          <table:table-cell/>
        </table:table-row>
        <table:table-row table:style-name="ro1">
          <table:table-cell office:value-type="string" calcext:value-type="string">
            <text:p>confOf_58_4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7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8_3,sparql</text:p>
          </table:table-cell>
          <table:table-cell office:value-type="float" office:value="0.499423880167075" calcext:value-type="float">
            <text:p>0,499423880167075</text:p>
          </table:table-cell>
          <table:table-cell office:value-type="float" office:value="1" calcext:value-type="float">
            <text:p>1</text:p>
          </table:table-cell>
          <table:table-cell office:value-type="float" office:value="6935" calcext:value-type="float">
            <text:p>6935</text:p>
          </table:table-cell>
          <table:table-cell office:value-type="float" office:value="13886" calcext:value-type="float">
            <text:p>13886</text:p>
          </table:table-cell>
          <table:table-cell office:value-type="float" office:value="6935" calcext:value-type="float">
            <text:p>6935</text:p>
          </table:table-cell>
          <table:table-cell/>
          <table:table-cell office:value-type="string" calcext:value-type="string">
            <text:p>contribute</text:p>
          </table:table-cell>
          <table:table-cell/>
        </table:table-row>
        <table:table-row table:style-name="ro1">
          <table:table-cell office:value-type="string" calcext:value-type="string">
            <text:p>cmt_58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10021629416006" calcext:value-type="float">
            <text:p>0,310021629416006</text:p>
          </table:table-cell>
          <table:table-cell office:value-type="float" office:value="6935" calcext:value-type="float">
            <text:p>6935</text:p>
          </table:table-cell>
          <table:table-cell table:number-columns-repeated="2" office:value-type="float" office:value="2150" calcext:value-type="float">
            <text:p>2150</text:p>
          </table:table-cell>
          <table:table-cell table:formula="of:=IF([.B7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5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935" calcext:value-type="float">
            <text:p>6935</text:p>
          </table:table-cell>
          <table:table-cell table:formula="of:=IF([.B7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18_2,sparql</text:p>
          </table:table-cell>
          <table:table-cell office:value-type="float" office:value="1" calcext:value-type="float">
            <text:p>1</text:p>
          </table:table-cell>
          <table:table-cell office:value-type="float" office:value="0.685119349923819" calcext:value-type="float">
            <text:p>0,685119349923819</text:p>
          </table:table-cell>
          <table:table-cell office:value-type="float" office:value="11814" calcext:value-type="float">
            <text:p>11814</text:p>
          </table:table-cell>
          <table:table-cell table:number-columns-repeated="2" office:value-type="float" office:value="8094" calcext:value-type="float">
            <text:p>8094</text:p>
          </table:table-cell>
          <table:table-cell table:formula="of:=IF([.B7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8_1,sparql</text:p>
          </table:table-cell>
          <table:table-cell office:value-type="float" office:value="1" calcext:value-type="float">
            <text:p>1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1814" calcext:value-type="float">
            <text:p>11814</text:p>
          </table:table-cell>
          <table:table-cell table:number-columns-repeated="2" office:value-type="float" office:value="10212" calcext:value-type="float">
            <text:p>10212</text:p>
          </table:table-cell>
          <table:table-cell table:formula="of:=IF([.B7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8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1814" calcext:value-type="float">
            <text:p>11814</text:p>
          </table:table-cell>
          <table:table-cell table:formula="of:=IF([.B7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8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1814" calcext:value-type="float">
            <text:p>11814</text:p>
          </table:table-cell>
          <table:table-cell table:number-columns-repeated="2" office:value-type="float" office:value="10212" calcext:value-type="float">
            <text:p>10212</text:p>
          </table:table-cell>
          <table:table-cell table:formula="of:=IF([.B7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3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7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3_0,sparql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asLocation</text:p>
          </table:table-cell>
          <table:table-cell/>
        </table:table-row>
        <table:table-row table:style-name="ro1">
          <table:table-cell office:value-type="string" calcext:value-type="string">
            <text:p>conference_45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1814" calcext:value-type="float">
            <text:p>11814</text:p>
          </table:table-cell>
          <table:table-cell table:formula="of:=IF([.B8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5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1814" calcext:value-type="float">
            <text:p>11814</text:p>
          </table:table-cell>
          <table:table-cell table:number-columns-repeated="2" office:value-type="float" office:value="10212" calcext:value-type="float">
            <text:p>10212</text:p>
          </table:table-cell>
          <table:table-cell table:formula="of:=IF([.B8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5_1,sparql</text:p>
          </table:table-cell>
          <table:table-cell office:value-type="float" office:value="1" calcext:value-type="float">
            <text:p>1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1814" calcext:value-type="float">
            <text:p>11814</text:p>
          </table:table-cell>
          <table:table-cell table:number-columns-repeated="2" office:value-type="float" office:value="10212" calcext:value-type="float">
            <text:p>10212</text:p>
          </table:table-cell>
          <table:table-cell table:formula="of:=IF([.B8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8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1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8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8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5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8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9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9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9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1_0,sparql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ocationOf</text:p>
          </table:table-cell>
          <table:table-cell/>
        </table:table-row>
        <table:table-row table:style-name="ro1">
          <table:table-cell office:value-type="string" calcext:value-type="string">
            <text:p>confOf_4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9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9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36_1,sparql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ocial event</text:p>
          </table:table-cell>
          <table:table-cell/>
        </table:table-row>
        <table:table-row table:style-name="ro1">
          <table:table-cell office:value-type="string" calcext:value-type="string">
            <text:p>confOf_3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[.B9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4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202" calcext:value-type="float">
            <text:p>2202</text:p>
          </table:table-cell>
          <table:table-cell table:formula="of:=IF([.B9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1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202" calcext:value-type="float">
            <text:p>2202</text:p>
          </table:table-cell>
          <table:table-cell table:formula="of:=IF([.B9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41_1,sparql</text:p>
          </table:table-cell>
          <table:table-cell office:value-type="float" office:value="0.937021276595745" calcext:value-type="float">
            <text:p>0,937021276595745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2350" calcext:value-type="float">
            <text:p>2350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confparticipant</text:p>
          </table:table-cell>
          <table:table-cell/>
        </table:table-row>
        <table:table-row table:style-name="ro1">
          <table:table-cell office:value-type="string" calcext:value-type="string">
            <text:p>confOf_40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9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0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0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0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5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10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5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10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9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0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12_1,sparql</text:p>
          </table:table-cell>
          <table:table-cell office:value-type="float" office:value="0.827156523836321" calcext:value-type="float">
            <text:p>0,827156523836321</text:p>
          </table:table-cell>
          <table:table-cell office:value-type="float" office:value="0.414996168273303" calcext:value-type="float">
            <text:p>0,414996168273303</text:p>
          </table:table-cell>
          <table:table-cell office:value-type="float" office:value="24793" calcext:value-type="float">
            <text:p>24793</text:p>
          </table:table-cell>
          <table:table-cell office:value-type="float" office:value="12439" calcext:value-type="float">
            <text:p>12439</text:p>
          </table:table-cell>
          <table:table-cell office:value-type="float" office:value="10289" calcext:value-type="float">
            <text:p>10289</text:p>
          </table:table-cell>
          <table:table-cell/>
          <table:table-cell office:value-type="string" calcext:value-type="string">
            <text:p>document related 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2:48:32.898481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1:54:44.934750035</dc:date>
    <meta:editing-duration>PT32M6S</meta:editing-duration>
    <meta:editing-cycles>6</meta:editing-cycles>
    <meta:generator>LibreOffice/6.0.3.2$Linux_X86_64 LibreOffice_project/00m0$Build-2</meta:generator>
    <meta:document-statistic meta:table-count="1" meta:cell-count="732" meta:object-count="0"/>
  </office:meta>
</office:document-meta>
</file>